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svg:font-family="'Courier 10'"/>
    <style:font-face style:name="Courier 10 Pitch" svg:font-family="'Courier 10 Pitch'"/>
    <style:font-face style:name="Courier Pitch 10" svg:font-family="'Courier Pitch 10'"/>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10.8cm" style:rel-column-width="41634*"/>
    </style:style>
    <style:style style:name="Tabelle2.B" style:family="table-column">
      <style:table-column-properties style:column-width="3.103cm" style:rel-column-width="11960*"/>
    </style:style>
    <style:style style:name="Tabelle2.C" style:family="table-column">
      <style:table-column-properties style:column-width="3.097cm" style:rel-column-width="11941*"/>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4aae3a"/>
    </style:style>
    <style:style style:name="P4" style:family="paragraph" style:parent-style-name="Text_20_body">
      <style:paragraph-properties fo:text-align="justify" style:justify-single-word="false"/>
      <style:text-properties officeooo:paragraph-rsid="001679fa"/>
    </style:style>
    <style:style style:name="P5" style:family="paragraph" style:parent-style-name="Text_20_body">
      <style:paragraph-properties fo:text-align="justify" style:justify-single-word="false"/>
      <style:text-properties officeooo:rsid="001a9b04" officeooo:paragraph-rsid="001a9b04"/>
    </style:style>
    <style:style style:name="P6" style:family="paragraph" style:parent-style-name="Text_20_body">
      <style:paragraph-properties fo:text-align="justify" style:justify-single-word="false"/>
      <style:text-properties officeooo:rsid="001a9b04" officeooo:paragraph-rsid="00665b48"/>
    </style:style>
    <style:style style:name="P7" style:family="paragraph" style:parent-style-name="Text_20_body">
      <style:paragraph-properties fo:text-align="justify" style:justify-single-word="false"/>
      <style:text-properties officeooo:rsid="001c6876" officeooo:paragraph-rsid="001c6876"/>
    </style:style>
    <style:style style:name="P8" style:family="paragraph" style:parent-style-name="Text_20_body">
      <style:paragraph-properties fo:text-align="justify" style:justify-single-word="false"/>
      <style:text-properties officeooo:rsid="001c6876" officeooo:paragraph-rsid="0073b135"/>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officeooo:rsid="00202ea4" officeooo:paragraph-rsid="00202ea4"/>
    </style:style>
    <style:style style:name="P11" style:family="paragraph" style:parent-style-name="Text_20_body">
      <style:paragraph-properties fo:text-align="justify" style:justify-single-word="false"/>
      <style:text-properties officeooo:rsid="00202ea4" officeooo:paragraph-rsid="005e1903"/>
    </style:style>
    <style:style style:name="P12" style:family="paragraph" style:parent-style-name="Text_20_body">
      <style:paragraph-properties fo:text-align="justify" style:justify-single-word="false"/>
      <style:text-properties officeooo:rsid="0021588d" officeooo:paragraph-rsid="0021588d"/>
    </style:style>
    <style:style style:name="P13" style:family="paragraph" style:parent-style-name="Text_20_body">
      <style:paragraph-properties fo:text-align="justify" style:justify-single-word="false"/>
      <style:text-properties officeooo:rsid="00228aea" officeooo:paragraph-rsid="00228aea"/>
    </style:style>
    <style:style style:name="P14" style:family="paragraph" style:parent-style-name="Text_20_body">
      <style:text-properties officeooo:rsid="00228aea" officeooo:paragraph-rsid="00228aea"/>
    </style:style>
    <style:style style:name="P15" style:family="paragraph" style:parent-style-name="Text_20_body">
      <style:paragraph-properties fo:text-align="justify" style:justify-single-word="false"/>
      <style:text-properties officeooo:rsid="0023ed95" officeooo:paragraph-rsid="0023ed95"/>
    </style:style>
    <style:style style:name="P16" style:family="paragraph" style:parent-style-name="Text_20_body">
      <style:paragraph-properties fo:text-align="justify" style:justify-single-word="false"/>
      <style:text-properties officeooo:rsid="00398e54" officeooo:paragraph-rsid="00398e54"/>
    </style:style>
    <style:style style:name="P17" style:family="paragraph" style:parent-style-name="Text_20_body">
      <style:paragraph-properties fo:text-align="justify" style:justify-single-word="false"/>
      <style:text-properties officeooo:rsid="003cf654" officeooo:paragraph-rsid="003cf654"/>
    </style:style>
    <style:style style:name="P18" style:family="paragraph" style:parent-style-name="Text_20_body">
      <style:paragraph-properties fo:text-align="justify" style:justify-single-word="false"/>
      <style:text-properties officeooo:rsid="003d5638" officeooo:paragraph-rsid="003d5638"/>
    </style:style>
    <style:style style:name="P19" style:family="paragraph" style:parent-style-name="Text_20_body">
      <style:paragraph-properties fo:text-align="justify" style:justify-single-word="false"/>
      <style:text-properties officeooo:rsid="003eb5bc" officeooo:paragraph-rsid="003eb5bc"/>
    </style:style>
    <style:style style:name="P20" style:family="paragraph" style:parent-style-name="Text_20_body">
      <style:text-properties officeooo:rsid="003eb5bc" officeooo:paragraph-rsid="003eb5bc"/>
    </style:style>
    <style:style style:name="P21" style:family="paragraph" style:parent-style-name="Text_20_body">
      <style:paragraph-properties fo:text-align="justify" style:justify-single-word="false"/>
      <style:text-properties officeooo:rsid="00447560" officeooo:paragraph-rsid="0067b355"/>
    </style:style>
    <style:style style:name="P22" style:family="paragraph" style:parent-style-name="Text_20_body">
      <style:paragraph-properties fo:text-align="justify" style:justify-single-word="false"/>
      <style:text-properties officeooo:rsid="0037a474" officeooo:paragraph-rsid="0050211c"/>
    </style:style>
    <style:style style:name="P23" style:family="paragraph" style:parent-style-name="Text_20_body">
      <style:paragraph-properties fo:text-align="justify" style:justify-single-word="false"/>
      <style:text-properties officeooo:rsid="004e362b" officeooo:paragraph-rsid="0050211c"/>
    </style:style>
    <style:style style:name="P24" style:family="paragraph" style:parent-style-name="Text_20_body">
      <style:paragraph-properties fo:text-align="justify" style:justify-single-word="false"/>
      <style:text-properties officeooo:rsid="003755b3" officeooo:paragraph-rsid="0050211c"/>
    </style:style>
    <style:style style:name="P25" style:family="paragraph" style:parent-style-name="Text_20_body">
      <style:paragraph-properties fo:text-align="justify" style:justify-single-word="false"/>
      <style:text-properties officeooo:rsid="005011a1" officeooo:paragraph-rsid="0050211c"/>
    </style:style>
    <style:style style:name="P26" style:family="paragraph" style:parent-style-name="Text_20_body">
      <style:text-properties officeooo:rsid="005011a1" officeooo:paragraph-rsid="0050211c"/>
    </style:style>
    <style:style style:name="P27" style:family="paragraph" style:parent-style-name="Text_20_body">
      <style:paragraph-properties fo:text-align="justify" style:justify-single-word="false"/>
      <style:text-properties officeooo:rsid="0049c71f" officeooo:paragraph-rsid="0050211c"/>
    </style:style>
    <style:style style:name="P28" style:family="paragraph" style:parent-style-name="Text_20_body">
      <style:paragraph-properties fo:text-align="justify" style:justify-single-word="false"/>
      <style:text-properties officeooo:rsid="0050211c" officeooo:paragraph-rsid="0050211c"/>
    </style:style>
    <style:style style:name="P29" style:family="paragraph" style:parent-style-name="Text_20_body">
      <style:paragraph-properties fo:text-align="justify" style:justify-single-word="false"/>
      <style:text-properties officeooo:rsid="00278349" officeooo:paragraph-rsid="005158d1"/>
    </style:style>
    <style:style style:name="P30" style:family="paragraph" style:parent-style-name="Text_20_body">
      <style:paragraph-properties fo:text-align="justify" style:justify-single-word="false"/>
      <style:text-properties officeooo:rsid="0036d567" officeooo:paragraph-rsid="0050211c"/>
    </style:style>
    <style:style style:name="P31" style:family="paragraph" style:parent-style-name="Text_20_body">
      <style:text-properties officeooo:rsid="005158d1" officeooo:paragraph-rsid="005158d1"/>
    </style:style>
    <style:style style:name="P32" style:family="paragraph" style:parent-style-name="Text_20_body">
      <style:paragraph-properties fo:text-align="justify" style:justify-single-word="false"/>
      <style:text-properties officeooo:rsid="005e1903" officeooo:paragraph-rsid="005e1903"/>
    </style:style>
    <style:style style:name="P33" style:family="paragraph" style:parent-style-name="Text_20_body">
      <style:paragraph-properties fo:text-align="justify" style:justify-single-word="false"/>
      <style:text-properties officeooo:rsid="005e1903" officeooo:paragraph-rsid="005e33ea"/>
    </style:style>
    <style:style style:name="P34" style:family="paragraph" style:parent-style-name="Text_20_body">
      <style:text-properties officeooo:rsid="005e33ea" officeooo:paragraph-rsid="005e33ea"/>
    </style:style>
    <style:style style:name="P35" style:family="paragraph" style:parent-style-name="Text_20_body">
      <style:text-properties officeooo:rsid="005e33ea" officeooo:paragraph-rsid="005f2ce7"/>
    </style:style>
    <style:style style:name="P36" style:family="paragraph" style:parent-style-name="Text_20_body">
      <style:text-properties officeooo:rsid="005e89dc" officeooo:paragraph-rsid="005e89dc"/>
    </style:style>
    <style:style style:name="P37" style:family="paragraph" style:parent-style-name="Text_20_body">
      <style:paragraph-properties fo:text-align="justify" style:justify-single-word="false"/>
      <style:text-properties officeooo:rsid="00646a1e" officeooo:paragraph-rsid="00646a1e"/>
    </style:style>
    <style:style style:name="P38" style:family="paragraph" style:parent-style-name="Text_20_body">
      <style:paragraph-properties fo:text-align="justify" style:justify-single-word="false"/>
      <style:text-properties officeooo:rsid="00665b48" officeooo:paragraph-rsid="00665b48"/>
    </style:style>
    <style:style style:name="P39" style:family="paragraph" style:parent-style-name="Text_20_body">
      <style:paragraph-properties fo:text-align="justify" style:justify-single-word="false"/>
      <style:text-properties officeooo:rsid="001a96bd" officeooo:paragraph-rsid="001a96bd"/>
    </style:style>
    <style:style style:name="P40" style:family="paragraph" style:parent-style-name="Text_20_body">
      <style:paragraph-properties fo:text-align="justify" style:justify-single-word="false"/>
      <style:text-properties officeooo:rsid="001f69c5" officeooo:paragraph-rsid="0067b355"/>
    </style:style>
    <style:style style:name="P41" style:family="paragraph" style:parent-style-name="Text_20_body">
      <style:paragraph-properties fo:text-align="justify" style:justify-single-word="false"/>
      <style:text-properties style:font-name="Courier 10 Pitch" officeooo:rsid="0074ca2c" officeooo:paragraph-rsid="0073b135"/>
    </style:style>
    <style:style style:name="P42" style:family="paragraph" style:parent-style-name="Text_20_body">
      <style:paragraph-properties fo:text-align="justify" style:justify-single-word="false"/>
      <style:text-properties officeooo:rsid="003f590c" officeooo:paragraph-rsid="00759039"/>
    </style:style>
    <style:style style:name="P43" style:family="paragraph" style:parent-style-name="Code">
      <style:paragraph-properties fo:text-align="justify" style:justify-single-word="false"/>
      <style:text-properties officeooo:rsid="0023ed95" officeooo:paragraph-rsid="0023ed95"/>
    </style:style>
    <style:style style:name="P44" style:family="paragraph" style:parent-style-name="Code">
      <style:text-properties officeooo:paragraph-rsid="0023ed95"/>
    </style:style>
    <style:style style:name="P45" style:family="paragraph" style:parent-style-name="Code">
      <style:text-properties officeooo:paragraph-rsid="00278349"/>
    </style:style>
    <style:style style:name="P46" style:family="paragraph" style:parent-style-name="Code">
      <style:text-properties officeooo:paragraph-rsid="004aae3a"/>
    </style:style>
    <style:style style:name="P47" style:family="paragraph" style:parent-style-name="Code">
      <style:text-properties officeooo:rsid="0037a474" officeooo:paragraph-rsid="0050211c"/>
    </style:style>
    <style:style style:name="P48" style:family="paragraph" style:parent-style-name="Code">
      <style:text-properties officeooo:rsid="003755b3" officeooo:paragraph-rsid="0050211c"/>
    </style:style>
    <style:style style:name="P49" style:family="paragraph" style:parent-style-name="Code">
      <style:text-properties officeooo:paragraph-rsid="0050211c"/>
    </style:style>
    <style:style style:name="P50" style:family="paragraph" style:parent-style-name="Code">
      <style:paragraph-properties fo:text-align="start" style:justify-single-word="false"/>
      <style:text-properties officeooo:rsid="00398e54" officeooo:paragraph-rsid="00398e54"/>
    </style:style>
    <style:style style:name="P51" style:family="paragraph" style:parent-style-name="Code">
      <style:text-properties officeooo:paragraph-rsid="005e33ea"/>
    </style:style>
    <style:style style:name="P52" style:family="paragraph" style:parent-style-name="Code">
      <style:paragraph-properties fo:text-align="justify" style:justify-single-word="false"/>
      <style:text-properties officeooo:rsid="00447560" officeooo:paragraph-rsid="00646a1e"/>
    </style:style>
    <style:style style:name="P53" style:family="paragraph" style:parent-style-name="Code">
      <style:paragraph-properties fo:text-align="justify" style:justify-single-word="false"/>
      <style:text-properties officeooo:rsid="00447560" officeooo:paragraph-rsid="0067b355"/>
    </style:style>
    <style:style style:name="P54" style:family="paragraph" style:parent-style-name="Code">
      <style:paragraph-properties fo:text-align="start" style:justify-single-word="false"/>
      <style:text-properties officeooo:paragraph-rsid="005bbc87"/>
    </style:style>
    <style:style style:name="P55" style:family="paragraph" style:parent-style-name="Code">
      <style:text-properties officeooo:paragraph-rsid="0067b355"/>
    </style:style>
    <style:style style:name="P56" style:family="paragraph" style:parent-style-name="Code">
      <style:paragraph-properties fo:text-align="justify" style:justify-single-word="false"/>
      <style:text-properties officeooo:rsid="001c6876" officeooo:paragraph-rsid="0073b135"/>
    </style:style>
    <style:style style:name="P57" style:family="paragraph" style:parent-style-name="Footnote">
      <style:text-properties officeooo:rsid="001c9d39" officeooo:paragraph-rsid="001c9d39"/>
    </style:style>
    <style:style style:name="P58" style:family="paragraph" style:parent-style-name="Footnote">
      <style:text-properties officeooo:paragraph-rsid="00202ea4"/>
    </style:style>
    <style:style style:name="P59" style:family="paragraph" style:parent-style-name="Footnote">
      <style:paragraph-properties fo:text-align="justify" style:justify-single-word="false"/>
      <style:text-properties officeooo:rsid="00447560" officeooo:paragraph-rsid="00447560"/>
    </style:style>
    <style:style style:name="P60" style:family="paragraph" style:parent-style-name="Footnote">
      <style:text-properties officeooo:rsid="00711b85" officeooo:paragraph-rsid="00711b85"/>
    </style:style>
    <style:style style:name="P61" style:family="paragraph" style:parent-style-name="Table_20_Contents">
      <style:paragraph-properties fo:text-align="justify" style:justify-single-word="false"/>
      <style:text-properties officeooo:rsid="001e684a" officeooo:paragraph-rsid="001e684a"/>
    </style:style>
    <style:style style:name="P62"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63" style:family="paragraph" style:parent-style-name="Table_20_Contents">
      <style:paragraph-properties fo:text-align="center" style:justify-single-word="false"/>
      <style:text-properties fo:font-weight="bold" officeooo:rsid="005e89dc" officeooo:paragraph-rsid="005e89dc" style:font-weight-asian="bold" style:font-weight-complex="bold"/>
    </style:style>
    <style:style style:name="P64" style:family="paragraph" style:parent-style-name="Table_20_Contents">
      <style:paragraph-properties fo:text-align="justify" style:justify-single-word="false"/>
      <style:text-properties officeooo:rsid="002f298b" officeooo:paragraph-rsid="002f298b"/>
    </style:style>
    <style:style style:name="P65" style:family="paragraph" style:parent-style-name="Table_20_Contents">
      <style:paragraph-properties fo:text-align="justify" style:justify-single-word="false"/>
      <style:text-properties officeooo:rsid="005e89dc" officeooo:paragraph-rsid="005e89dc"/>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officeooo:paragraph-rsid="005e89dc"/>
    </style:style>
    <style:style style:name="P68" style:family="paragraph" style:parent-style-name="Table_20_Contents">
      <style:paragraph-properties fo:text-align="center" style:justify-single-word="false"/>
      <style:text-properties fo:font-variant="normal" fo:text-transform="none" fo:color="#000000" fo:letter-spacing="normal" officeooo:paragraph-rsid="005e89dc"/>
    </style:style>
    <style:style style:name="P69" style:family="paragraph" style:parent-style-name="Table_20_Contents">
      <style:paragraph-properties fo:text-align="center" style:justify-single-word="false"/>
      <style:text-properties fo:font-variant="normal" fo:text-transform="none" fo:color="#222222" fo:letter-spacing="normal" officeooo:paragraph-rsid="005e89dc"/>
    </style:style>
    <style:style style:name="P70" style:family="paragraph" style:parent-style-name="Table_20_Contents">
      <style:paragraph-properties fo:text-align="justify" style:justify-single-word="false"/>
      <style:text-properties officeooo:rsid="006126ab" officeooo:paragraph-rsid="005e89dc"/>
    </style:style>
    <style:style style:name="P71" style:family="paragraph" style:parent-style-name="Text_20_body">
      <style:paragraph-properties fo:margin-top="0.499cm" fo:margin-bottom="0.25cm" loext:contextual-spacing="false" fo:text-align="justify" style:justify-single-word="false" style:writing-mode="page"/>
      <style:text-properties officeooo:rsid="001e684a" officeooo:paragraph-rsid="001e684a"/>
    </style:style>
    <style:style style:name="P72" style:family="paragraph" style:parent-style-name="Heading_20_2">
      <style:text-properties officeooo:rsid="005011a1" officeooo:paragraph-rsid="0050211c"/>
    </style:style>
    <style:style style:name="P73" style:family="paragraph" style:parent-style-name="Heading_20_2">
      <style:text-properties officeooo:rsid="0049c71f" officeooo:paragraph-rsid="0049c71f"/>
    </style:style>
    <style:style style:name="P74" style:family="paragraph" style:parent-style-name="Heading_20_2" style:list-style-name=""/>
    <style:style style:name="P75" style:family="paragraph" style:parent-style-name="Heading_20_2">
      <style:paragraph-properties fo:break-before="page"/>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de">
      <style:text-properties style:font-name="Liberation Mono" fo:font-size="10pt" style:font-size-asian="10pt" style:font-size-complex="10pt"/>
    </style:style>
    <style:style style:name="P80" style:family="paragraph" style:parent-style-name="Heading_20_3">
      <style:text-properties officeooo:rsid="001e684a" officeooo:paragraph-rsid="001e684a"/>
    </style:style>
    <style:style style:name="P81" style:family="paragraph" style:parent-style-name="Heading_20_3">
      <style:text-properties officeooo:rsid="0048b700"/>
    </style:style>
    <style:style style:name="P82" style:family="paragraph" style:parent-style-name="Heading_20_3">
      <style:text-properties officeooo:rsid="00278349" officeooo:paragraph-rsid="00278349"/>
    </style:style>
    <style:style style:name="P83" style:family="paragraph" style:parent-style-name="Heading_20_1">
      <style:paragraph-properties fo:text-align="justify" style:justify-single-word="false"/>
      <style:text-properties officeooo:rsid="0036d567" officeooo:paragraph-rsid="0050211c"/>
    </style:style>
    <style:style style:name="P84" style:family="paragraph" style:parent-style-name="Heading_20_1" style:list-style-name=""/>
    <style:style style:name="P85" style:family="paragraph" style:parent-style-name="Heading_20_1" style:list-style-name="">
      <style:text-properties officeooo:paragraph-rsid="0050211c"/>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711b85" officeooo:paragraph-rsid="00711b85"/>
    </style:style>
    <style:style style:name="P88" style:family="paragraph" style:parent-style-name="Heading_20_1">
      <style:paragraph-properties fo:break-before="page"/>
      <style:text-properties officeooo:paragraph-rsid="0050211c"/>
    </style:style>
    <style:style style:name="T1" style:family="text">
      <style:text-properties fo:font-style="italic" style:font-style-asian="italic" style:font-style-complex="italic"/>
    </style:style>
    <style:style style:name="T2" style:family="text">
      <style:text-properties officeooo:rsid="001a9b04"/>
    </style:style>
    <style:style style:name="T3" style:family="text">
      <style:text-properties officeooo:rsid="001bc4a3"/>
    </style:style>
    <style:style style:name="T4" style:family="text">
      <style:text-properties officeooo:rsid="001c9d39"/>
    </style:style>
    <style:style style:name="T5" style:family="text">
      <style:text-properties officeooo:rsid="00202ea4"/>
    </style:style>
    <style:style style:name="T6" style:family="text">
      <style:text-properties style:font-name="Courier 10 Pitch1"/>
    </style:style>
    <style:style style:name="T7" style:family="text">
      <style:text-properties style:font-name="Courier 10 Pitch1" officeooo:rsid="00202ea4"/>
    </style:style>
    <style:style style:name="T8" style:family="text">
      <style:text-properties style:font-name="Courier 10 Pitch1" officeooo:rsid="00285e25"/>
    </style:style>
    <style:style style:name="T9" style:family="text">
      <style:text-properties style:font-name="Courier 10 Pitch1" officeooo:rsid="0023ed95"/>
    </style:style>
    <style:style style:name="T10" style:family="text">
      <style:text-properties style:font-name="Courier 10 Pitch1" officeooo:rsid="0036d567"/>
    </style:style>
    <style:style style:name="T11" style:family="text">
      <style:text-properties style:font-name="Courier 10 Pitch1" officeooo:rsid="0048b700"/>
    </style:style>
    <style:style style:name="T12" style:family="text">
      <style:text-properties style:font-name="Courier 10 Pitch1" officeooo:rsid="0049c71f"/>
    </style:style>
    <style:style style:name="T13" style:family="text">
      <style:text-properties style:font-name="Courier 10 Pitch1" officeooo:rsid="00646a1e"/>
    </style:style>
    <style:style style:name="T14" style:family="text">
      <style:text-properties style:font-name="Courier 10 Pitch1" officeooo:rsid="00447560"/>
    </style:style>
    <style:style style:name="T15" style:family="text">
      <style:text-properties officeooo:rsid="0021588d"/>
    </style:style>
    <style:style style:name="T16" style:family="text">
      <style:text-properties officeooo:rsid="00228aea"/>
    </style:style>
    <style:style style:name="T17" style:family="text">
      <style:text-properties officeooo:rsid="0023ed95"/>
    </style:style>
    <style:style style:name="T18" style:family="text">
      <style:text-properties officeooo:rsid="00249d8f"/>
    </style:style>
    <style:style style:name="T19" style:family="text">
      <style:text-properties officeooo:rsid="0025948c"/>
    </style:style>
    <style:style style:name="T20" style:family="text">
      <style:text-properties officeooo:rsid="00285e25"/>
    </style:style>
    <style:style style:name="T21" style:family="text">
      <style:text-properties officeooo:rsid="002a8d00"/>
    </style:style>
    <style:style style:name="T22" style:family="text">
      <style:text-properties officeooo:rsid="00318aac"/>
    </style:style>
    <style:style style:name="T23" style:family="text">
      <style:text-properties officeooo:rsid="00369599"/>
    </style:style>
    <style:style style:name="T24" style:family="text">
      <style:text-properties officeooo:rsid="0036d567"/>
    </style:style>
    <style:style style:name="T25" style:family="text">
      <style:text-properties style:font-name="Courier 10 Pitch"/>
    </style:style>
    <style:style style:name="T26" style:family="text">
      <style:text-properties style:font-name="Courier 10 Pitch" officeooo:rsid="0036d567"/>
    </style:style>
    <style:style style:name="T27" style:family="text">
      <style:text-properties style:font-name="Courier 10 Pitch" officeooo:rsid="001c9d39"/>
    </style:style>
    <style:style style:name="T28" style:family="text">
      <style:text-properties style:font-name="Courier 10 Pitch" officeooo:rsid="003cf654"/>
    </style:style>
    <style:style style:name="T29" style:family="text">
      <style:text-properties style:font-name="Courier 10 Pitch" officeooo:rsid="005011a1"/>
    </style:style>
    <style:style style:name="T30" style:family="text">
      <style:text-properties style:font-name="Courier 10 Pitch" officeooo:rsid="0050211c"/>
    </style:style>
    <style:style style:name="T31" style:family="text">
      <style:text-properties style:font-name="Courier 10 Pitch" officeooo:rsid="00447560"/>
    </style:style>
    <style:style style:name="T32" style:family="text">
      <style:text-properties style:font-name="Courier 10 Pitch" officeooo:rsid="0074ca2c"/>
    </style:style>
    <style:style style:name="T33" style:family="text">
      <style:text-properties style:font-name="Courier Pitch 10"/>
    </style:style>
    <style:style style:name="T34" style:family="text">
      <style:text-properties officeooo:rsid="00398e54"/>
    </style:style>
    <style:style style:name="T35" style:family="text">
      <style:text-properties officeooo:rsid="003b3673"/>
    </style:style>
    <style:style style:name="T36" style:family="text">
      <style:text-properties officeooo:rsid="003cf654"/>
    </style:style>
    <style:style style:name="T37" style:family="text">
      <style:text-properties officeooo:rsid="003d5638"/>
    </style:style>
    <style:style style:name="T38" style:family="text">
      <style:text-properties officeooo:rsid="003f9c76"/>
    </style:style>
    <style:style style:name="T39" style:family="text">
      <style:text-properties officeooo:rsid="00447560"/>
    </style:style>
    <style:style style:name="T40" style:family="text">
      <style:text-properties officeooo:rsid="00472789"/>
    </style:style>
    <style:style style:name="T41" style:family="text">
      <style:text-properties officeooo:rsid="00473239"/>
    </style:style>
    <style:style style:name="T42" style:family="text">
      <style:text-properties officeooo:rsid="0048b700"/>
    </style:style>
    <style:style style:name="T43" style:family="text">
      <style:text-properties officeooo:rsid="0049c71f"/>
    </style:style>
    <style:style style:name="T44" style:family="text">
      <style:text-properties officeooo:rsid="004aae3a"/>
    </style:style>
    <style:style style:name="T45" style:family="text">
      <style:text-properties officeooo:rsid="004e362b"/>
    </style:style>
    <style:style style:name="T46" style:family="text">
      <style:text-properties officeooo:rsid="005011a1"/>
    </style:style>
    <style:style style:name="T47" style:family="text">
      <style:text-properties officeooo:rsid="0050211c"/>
    </style:style>
    <style:style style:name="T48" style:family="text">
      <style:text-properties officeooo:rsid="005158d1"/>
    </style:style>
    <style:style style:name="T49" style:family="text">
      <style:text-properties officeooo:rsid="0057c6d9"/>
    </style:style>
    <style:style style:name="T50" style:family="text">
      <style:text-properties officeooo:rsid="005bbc87"/>
    </style:style>
    <style:style style:name="T51" style:family="text">
      <style:text-properties officeooo:rsid="00278349"/>
    </style:style>
    <style:style style:name="T52" style:family="text">
      <style:text-properties officeooo:rsid="005e1903"/>
    </style:style>
    <style:style style:name="T53" style:family="text">
      <style:text-properties officeooo:rsid="005e33ea"/>
    </style:style>
    <style:style style:name="T54" style:family="text">
      <style:text-properties style:font-name="Courier 10"/>
    </style:style>
    <style:style style:name="T55" style:family="text">
      <style:text-properties fo:font-variant="normal" fo:text-transform="none" fo:color="#000000" fo:letter-spacing="normal"/>
    </style:style>
    <style:style style:name="T56" style:family="text">
      <style:text-properties fo:font-variant="normal" fo:text-transform="none" fo:color="#000000" fo:letter-spacing="normal" officeooo:rsid="005e89dc"/>
    </style:style>
    <style:style style:name="T57" style:family="text">
      <style:text-properties fo:font-variant="normal" fo:text-transform="none" fo:color="#222222" fo:letter-spacing="normal"/>
    </style:style>
    <style:style style:name="T58" style:family="text">
      <style:text-properties fo:font-variant="normal" fo:text-transform="none" fo:color="#222222" fo:letter-spacing="normal" officeooo:rsid="005e89dc"/>
    </style:style>
    <style:style style:name="T59" style:family="text">
      <style:text-properties officeooo:rsid="005f2ce7"/>
    </style:style>
    <style:style style:name="T60" style:family="text">
      <style:text-properties officeooo:rsid="0067b355"/>
    </style:style>
    <style:style style:name="T61" style:family="text">
      <style:text-properties officeooo:rsid="006d634f"/>
    </style:style>
    <style:style style:name="T62" style:family="text">
      <style:text-properties officeooo:rsid="00711b85"/>
    </style:style>
    <style:style style:name="T63" style:family="text">
      <style:text-properties officeooo:rsid="00722bd4"/>
    </style:style>
    <style:style style:name="T64" style:family="text">
      <style:text-properties officeooo:rsid="0074ca2c"/>
    </style:style>
    <style:style style:name="T65" style:family="text">
      <style:text-properties officeooo:rsid="0073b135"/>
    </style:style>
    <style:style style:name="T66" style:family="text">
      <style:text-properties officeooo:rsid="0074a9cb"/>
    </style:style>
    <style:style style:name="T67" style:family="text">
      <style:text-properties officeooo:rsid="007a8242"/>
    </style:style>
    <style:style style:name="T68" style:family="text">
      <style:text-properties officeooo:rsid="007b630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_Toc1255_258710214">Anwendungen für Fortgeschrittene<text:tab/>2</text:a></text:p>
          <text:p text:style-name="P78"><text:a xlink:type="simple" xlink:href="#__RefHeading___Toc1267_258710214">Schnelles Testen<text:tab/>2</text:a></text:p>
          <text:p text:style-name="P78"><text:a xlink:type="simple" xlink:href="#__RefHeading___Toc25_1048489542">DEBUG aktivieren<text:tab/>2</text:a></text:p>
          <text:p text:style-name="P78"><text:a xlink:type="simple" xlink:href="#__RefHeading___Toc1269_258710214">Den Ablauf der Map definieren<text:tab/>3</text:a></text:p>
          <text:p text:style-name="P76"><text:a xlink:type="simple" xlink:href="#__RefHeading___Toc321_1840017082">Aufträge im Skript<text:tab/>3</text:a></text:p>
          <text:p text:style-name="P77"><text:a xlink:type="simple" xlink:href="#__RefHeading___Toc756_4145523790">Lokalisierung von Aufträgen<text:tab/>4</text:a></text:p>
          <text:p text:style-name="P77"><text:a xlink:type="simple" xlink:href="#__RefHeading___Toc323_1840017082">Angaben für einen Auftrag<text:tab/>4</text:a></text:p>
          <text:p text:style-name="P76"><text:a xlink:type="simple" xlink:href="#__RefHeading___Toc1141_1056375343">Interaktive Objekte<text:tab/>5</text:a></text:p>
          <text:p text:style-name="P76"><text:a xlink:type="simple" xlink:href="#__RefHeading___Toc2529_2491491235">Nichtspieler-Charaktere<text:tab/>6</text:a></text:p>
          <text:p text:style-name="P78"><text:a xlink:type="simple" xlink:href="#__RefHeading___Toc1143_1056375343">Funktionen<text:tab/>6</text:a></text:p>
          <text:p text:style-name="P78"><text:a xlink:type="simple" xlink:href="#__RefHeading___Toc1145_1056375343">Behavior<text:tab/>6</text:a></text:p>
          <text:p text:style-name="P76"><text:a xlink:type="simple" xlink:href="#__RefHeading___Toc1147_1056375343">Mission-Briefings und Cutscenes<text:tab/>7</text:a></text:p>
          <text:p text:style-name="P78"><text:a xlink:type="simple" xlink:href="#__RefHeading___Toc386_1840017082">Grundlagen für Dialoge und Missionsbeschreibungen<text:tab/>7</text:a></text:p>
          <text:p text:style-name="P77"><text:a xlink:type="simple" xlink:href="#__RefHeading___Toc758_4145523790">Weggablungen in Dialogen<text:tab/>8</text:a></text:p>
          <text:p text:style-name="P78"><text:a xlink:type="simple" xlink:href="#__RefHeading___Toc388_1840017082">Grundlagen für Kameraflüge<text:tab/>9</text:a></text:p>
          <text:p text:style-name="P77"><text:a xlink:type="simple" xlink:href="#__RefHeading___Toc392_1840017082">Relative Positionsangaben<text:tab/>10</text:a></text:p>
          <text:p text:style-name="P76"><text:a xlink:type="simple" xlink:href="#__RefHeading___Toc2078_460903398">Das Burglager<text:tab/>11</text:a></text:p>
          <text:p text:style-name="P78"><text:a xlink:type="simple" xlink:href="#__RefHeading___Toc2080_460903398">Die Nutzung<text:tab/>11</text:a></text:p>
          <text:p text:style-name="P78"><text:a xlink:type="simple" xlink:href="#__RefHeading___Toc2082_460903398">Die Vorteile<text:tab/>12</text:a></text:p>
        </text:index-body>
      </text:table-of-content>
      <text:p text:style-name="P2"/>
      <text:h text:style-name="P87" text:outline-level="1"><text:bookmark-start text:name="__RefHeading___Toc1255_258710214"/>Anwendungen für Fortgeschrittene<text:bookmark-end text:name="__RefHeading___Toc1255_258710214"/></text:h>
      <text:p text:style-name="P38">Die QSB kann wie gewöhnt mit dem Assistenten im Karteneditor verwendet werden. Alle Standardfunktionen stehen Dir zur Verfügung. Viele Rosinen bleiben dem Nutzer des Assistenten jedoch verwehrt. Möchtest Du das volle Potential der QSB nutzen, so wirst du Wohl oder Übel dazu übergehen müssen, Aufträge im Skript zu erzeugen.</text:p>
      <text:h text:style-name="Heading_20_2" text:outline-level="2"><text:bookmark-start text:name="__RefHeading___Toc1267_258710214"/>Schnelles Testen<text:bookmark-end text:name="__RefHeading___Toc1267_258710214"/></text:h>
      <text:p text:style-name="P40">Nach <text:span text:style-name="T1">jeder</text:span> Änderung im Skript <text:span text:style-name="T40">müsste man eigentlich</text:span> das Spiel verlassen, den Editor starten und das Skript neu importieren. <text:span text:style-name="T40">Das</text:span> ist auf Dauer anstrengend und koste<text:span text:style-name="T5">t</text:span> viel Zeit! Daher bietet es sich für die Entwicklung an, das globale und lokale Skript auszulagern. Dazu wird ein Hilfsskript benötigt, das anstelle der eigentlichen Skripte in die Map importiert wird.</text:p>
      <text:p text:style-name="P55">local PathToProject = "C:/MyProjects/MyMap";<text:line-break/>if not GUI then<text:line-break/> <text:s text:c="3"/>Script.Load(PathToProject .. "/mapscript.lua");<text:line-break/><text:span text:style-name="T50">e</text:span>lse<text:line-break/> <text:s text:c="3"/>Script.Load(PathToProject .. "/localmapscript.lua");<text:line-break/>end</text:p>
      <text:p text:style-name="P40">Dieses Skript läd<text:span text:style-name="T22">t</text:span> automatisch die entsprechenden <text:span text:style-name="T40">Dateien</text:span>, da es zuerst prüft, ob es sich in der globalen oder lokalen <text:span text:style-name="T62">Environment</text:span><text:span text:style-name="T62"><text:note text:id="ftn1" text:note-class="footnote"><text:note-citation>1</text:note-citation><text:note-body><text:p text:style-name="P60">Environment: (eng. „Umgebung) Bezeichnet einen für sich abgeschlossenen Bereich</text:p></text:note-body></text:note></text:span> befindet. <text:span text:style-name="T5">Dadurch kannst Du während der Entwicklung viel Zeit sparen. Passe einfach den Pfad </text:span><text:span text:style-name="T7">PathToProject</text:span><text:span text:style-name="T5"> an Deine Bedürfnisse an. Beachte: vor der Veröffentlichung musst Du aber die eigentlichen "richtigen" Skripte in die Map importieren.</text:span></text:p>
      <text:p text:style-name="P21">Ein Beispiel für einen angepassten Pfad könnte wie folgt aussehen:</text:p>
      <text:p text:style-name="P53">local PathToProject = "E:/Maps/Scripts/<text:span text:style-name="T40">mf</text:span>02_gutkirschenessenmitmanfred";</text:p>
      <text:p text:style-name="P21">Solange der Pfad stimmt und alle Dateien vorhanden sind, wird es funktionieren.</text:p>
      <text:h text:style-name="Heading_20_2" text:outline-level="2"><text:bookmark-start text:name="__RefHeading___Toc25_1048489542"/>DEBUG aktivieren<text:bookmark-end text:name="__RefHeading___Toc25_1048489542"/></text:h>
      <text:p text:style-name="P4"><text:span text:style-name="T39">Bevor Du in den kreativen Schöpfungsprozess einsteigst, möchtest Du vielleicht den Debug</text:span><text:span text:style-name="T39"><text:note text:id="ftn2" text:note-class="footnote"><text:note-citation>2</text:note-citation><text:note-body><text:p text:style-name="P59">Debug: Kommt aus der Sprache der Software-Entwickler. Fehler werden aus Bugs (Käfer) bezeichnet. Fehler beseitigen bedeutet also Ungeziefer auszumerzen, das einem das Leben schwer macht.</text:p></text:note-body></text:note></text:span><text:span text:style-name="T39"> aktivieren, um Fehler schneller entdecken zu können. Der Debug wird mit der Funktion </text:span><text:span text:style-name="T14">A</text:span><text:span text:style-name="T13">PI.A</text:span><text:span text:style-name="T14">ctivateDebugMod</text:span><text:span text:style-name="T13">e()</text:span><text:span text:style-name="T39"> aktiviert. Die Argumente sind die gleichen wie bei </text:span><text:span text:style-name="T31">Reward_DEBUG</text:span><text:span text:style-name="T39"> und werden das Gleiche auslösen.</text:span></text:p>
      <text:p text:style-name="P52">API.ActivateDebugMode(true, <text:span text:style-name="T49">false</text:span>, <text:span text:style-name="T49">true</text:span>, true);</text:p>
      <text:p text:style-name="P37">Hier werden alle Funktionen, außer der Statusverfolgung, eingeschaltet. <text:span text:style-name="T63">Die Statusverfolgung sollte man nur dann Benutzen, wenn man wissen muss, wann welcher Quest seinen Status ändert. </text:span>Schaue in die Dokumentation, wenn du wissen möchtest, was welcher Parameter bedeutet.</text:p>
      <text:h text:style-name="Heading_20_2" text:outline-level="2"><text:bookmark-start text:name="__RefHeading___Toc1269_258710214"/><text:soft-page-break/>Den Ablauf der Map definieren<text:bookmark-end text:name="__RefHeading___Toc1269_258710214"/></text:h>
      <text:p text:style-name="P39">Die QSB unterstützt natürlich, <text:span text:style-name="T2">wie gewohnt, </text:span>das Erzeugen von Aufträgen im Auftragsassistenten des Mapeditors. Allerdings gibt es keine Vorzüge, wie z.B. das weglassen von Param<text:span text:style-name="T22">e</text:span>tern oder <text:span text:style-name="T2">das einfache kopieren von Aufträgen.</text:span></text:p>
      <text:p text:style-name="P10">Für eine Anleitung zum Auftragsassistenten des Editors konsultiere bitte das SEED Handbuch.</text:p>
      <text:h text:style-name="Heading_20_1" text:outline-level="1"><text:bookmark-start text:name="__RefHeading___Toc321_1840017082"/>Aufträge im Skript<text:bookmark-end text:name="__RefHeading___Toc321_1840017082"/></text:h>
      <text:p text:style-name="P6">Aufträge, <text:span text:style-name="T4">oder auch Quests</text:span><text:span text:style-name="T4"><text:note text:id="ftn3" text:note-class="footnote"><text:note-citation>3</text:note-citation><text:note-body><text:p text:style-name="P57">Quest: Ein Auftrag, der <text:span text:style-name="T15">durch den</text:span> Spieler erfüllt werden muss, <text:span text:style-name="T15">meistens um die Handlung voranzutreiben oder Vorteile für den Spielverlauf zu erhalten</text:span>.</text:p></text:note-body></text:note></text:span><text:span text:style-name="T4">,</text:span> im Skript zu erzeugen, ist keine wirklich neue Idee. <text:span text:style-name="T5">Eine Möglichkeit Aufträge zu generieren bot z.B. schon </text:span><text:span text:style-name="T6">MachQuest</text:span> <text:span text:style-name="T5">an, dessen Handhabung jedoch nicht wirklich zufriedenstellend war</text:span>.</text:p>
      <text:p text:style-name="P6">Neu ist allerdings, Parameter von Behavior <text:span text:style-name="T41">und Eigenschaften des Quests </text:span>weglassen zu können. Dies geht einher mit einer neuen Schreibweise.</text:p>
      <text:p text:style-name="P5">Ein Beispiel für die neue Schreibweise:</text:p>
      <text:p text:style-name="Code"><text:span text:style-name="T4">local QuestName = API.Create</text:span>Quest {<text:line-break/> <text:s text:c="3"/>Name <text:s text:c="7"/>= "VisitCloister",<text:line-break/> <text:s text:c="3"/>Suggestion <text:s/>= "Ich sollte d<text:span text:style-name="T3">i</text:span>e Mönchen des Klosters <text:span text:style-name="T3">besuchen</text:span>!",<text:line-break/> <text:s text:c="3"/><text:span text:style-name="T3">Success <text:s text:c="4"/>= "Guten Tag, werter Herr!",<text:line-break/><text:line-break/></text:span> <text:s text:c="3"/>Goal_DiscoverPlayer(4),<text:line-break/> <text:s text:c="3"/>Reward_Diplomacy(1, 4, "EstablishedContact"),<text:line-break/> <text:s text:c="3"/>Trigger_OnQuestSuccess("SomeOtherQuest"),<text:line-break/>}</text:p>
      <text:p text:style-name="P8">Jeder Auftrag benötigt wenigstens einen Namen. <text:span text:style-name="T64">Man kann jedoch leicht den Überblick verlieren, da es vermutlich eine größere Anzahl an Quests geben wird. Deshalb bietet sich die Einteilung in Abschnitte an. Jeder Auftrag bekommt einen Abschnitts-Präfix vor seinen Namen.</text:span></text:p>
      <text:p text:style-name="P41">K1Q1_Langvogt_werden<text:line-break/>K1Q2_Verlorene_Schafe_finden<text:line-break/>K1Q3_Belohnung_Schafe_gefunden<text:line-break/><text:span text:style-name="T67">K1Q4_Wolfsangriff</text:span><text:line-break/>...</text:p>
      <text:p text:style-name="P8"><text:span text:style-name="T64">Zusätzlich kannst Du, solltest du Nutzer des BBA-Tools sein, das Skript ich mehrere Skripte aufteilen. Diese Skripte können auch mit </text:span><text:span text:style-name="T32">Skript.Load</text:span><text:span text:style-name="T64"> geladen werden.</text:span></text:p>
      <text:p text:style-name="P56">Script.Load("<text:span text:style-name="T65">path/to/your/script</text:span>.lua");</text:p>
      <text:p text:style-name="P7"><text:span text:style-name="T65">D</text:span>er Name <text:span text:style-name="T60">des Quest</text:span> <text:span text:style-name="T68">kann </text:span>weggelassen werden. In diesem Fall wird ein automatischer Bezeichner <text:span text:style-name="T41">als Name </text:span>gewählt. <text:span text:style-name="T65">Der Name des Quests wird von </text:span><text:span text:style-name="T27">API.CreateQuest</text:span><text:span text:style-name="T4"> zurückgegeben und kann auch so auf andere Behavior übertragen werden.</text:span></text:p>
      <text:p text:style-name="P54"><text:soft-page-break/><text:span text:style-name="T4">local QuestName = API.</text:span>CreateQuest {<text:line-break/> <text:s text:c="3"/>Suggestion <text:s/>= "Ich sollte d<text:span text:style-name="T3">i</text:span>e Mönchen des Klosters <text:span text:style-name="T3">besuchen</text:span>!",<text:line-break/> <text:s text:c="3"/><text:span text:style-name="T3">Success <text:s text:c="4"/>= "Guten Tag, werter Herr!",<text:line-break/><text:line-break/></text:span> <text:s text:c="3"/>Goal_DiscoverPlayer(4),<text:line-break/> <text:s text:c="3"/>Reward_Diplomacy(1, 4, "EstablishedContact"),<text:line-break/> <text:s text:c="3"/>Trigger_OnQuestSuccess("SomeOtherQuest", 8),<text:line-break/><text:span text:style-name="T41">}<text:line-break/><text:line-break/>local NextQuest = API.CreateQuest {<text:line-break/> <text:s text:c="3"/>Suggestion <text:s/>= "Ich bin der Abt des Klosters!",<text:line-break/> <text:s text:c="3"/>Sender <text:s text:c="5"/>= 4,<text:line-break/> <text:s text:c="3"/>Trigger_OnQuestSuccess(QuestName, 10)<text:line-break/>}</text:span></text:p>
      <text:h text:style-name="Heading_20_3" text:outline-level="3"><text:bookmark-start text:name="__RefHeading___Toc756_4145523790"/>Lokalisierung von Aufträgen<text:bookmark-end text:name="__RefHeading___Toc756_4145523790"/></text:h>
      <text:p text:style-name="P16">Die QSB <text:span text:style-name="T66">kann </text:span>Texte in Deutsch und Englisch <text:span text:style-name="T66">wiedergeben</text:span>. <text:span text:style-name="T66">Die Sprache wird automatisch erkannt, es wird aber nur Deutsch und Englisch unterstützt.</text:span></text:p>
      <text:p text:style-name="P50">Suggestion = {<text:line-break/> <text:s text:c="3"/>de = "Ich sollte d<text:span text:style-name="T3">i</text:span>e Mönchen des Klosters <text:span text:style-name="T3">besuchen</text:span>!",<text:line-break/> <text:s text:c="3"/><text:span text:style-name="T35">en = </text:span>"<text:span text:style-name="T35">I should visit the monks of the monastery!</text:span>",<text:line-break/><text:span text:style-name="T35">},</text:span></text:p>
      <text:h text:style-name="P80" text:outline-level="3"><text:bookmark-start text:name="__RefHeading___Toc323_1840017082"/>Angaben für einen Auftrag<text:bookmark-end text:name="__RefHeading___Toc323_1840017082"/></text:h>
      <text:p text:style-name="P9">Aufträge haben viele mögliche Angaben. Die Eigenschaften eines <text:span text:style-name="T34">Auftrags</text:span> werden als Felder bezeichnet. Eigenschaften sind z.B. der Name des Auftrags. <text:span text:style-name="T5">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62">Eigenschaft</text:p>
          </table:table-cell>
          <table:table-cell table:style-name="Tabelle1.B1" office:value-type="string">
            <text:p text:style-name="P62">Beschreibung</text:p>
          </table:table-cell>
        </table:table-row>
        <table:table-row>
          <table:table-cell table:style-name="Tabelle1.A2" office:value-type="string">
            <text:p text:style-name="P61">Name</text:p>
          </table:table-cell>
          <table:table-cell table:style-name="Tabelle1.B2" office:value-type="string">
            <text:p text:style-name="P64">Über den Namen werden die Quests verwaltet</text:p>
          </table:table-cell>
        </table:table-row>
        <table:table-row>
          <table:table-cell table:style-name="Tabelle1.A2" office:value-type="string">
            <text:p text:style-name="P61">Suggestion</text:p>
          </table:table-cell>
          <table:table-cell table:style-name="Tabelle1.B2" office:value-type="string">
            <text:p text:style-name="P61">Der Text des Sprechers zu Beginn des Auftrages</text:p>
          </table:table-cell>
        </table:table-row>
        <table:table-row>
          <table:table-cell table:style-name="Tabelle1.A2" office:value-type="string">
            <text:p text:style-name="P61">Success</text:p>
          </table:table-cell>
          <table:table-cell table:style-name="Tabelle1.B2" office:value-type="string">
            <text:p text:style-name="P61">Der Text des Sprechers bei erfolgreichem Abschluss</text:p>
          </table:table-cell>
        </table:table-row>
        <table:table-row>
          <table:table-cell table:style-name="Tabelle1.A2" office:value-type="string">
            <text:p text:style-name="P61">Failure</text:p>
          </table:table-cell>
          <table:table-cell table:style-name="Tabelle1.B2" office:value-type="string">
            <text:p text:style-name="P61">Der Text des Sprechers im Falle eines Fehlschlages</text:p>
          </table:table-cell>
        </table:table-row>
        <table:table-row>
          <table:table-cell table:style-name="Tabelle1.A2" office:value-type="string">
            <text:p text:style-name="P61">Description</text:p>
          </table:table-cell>
          <table:table-cell table:style-name="Tabelle1.B2" office:value-type="string">
            <text:p text:style-name="P61">Die Beschreibung für <text:span text:style-name="T22">b</text:span>enutzerdefinierte Auftragstypen</text:p>
          </table:table-cell>
        </table:table-row>
        <table:table-row>
          <table:table-cell table:style-name="Tabelle1.A2" office:value-type="string">
            <text:p text:style-name="P61">Visible</text:p>
          </table:table-cell>
          <table:table-cell table:style-name="Tabelle1.B2" office:value-type="string">
            <text:p text:style-name="P61">Erzwingt die Sichtbarkeit, wenn Suggestion nicht angegeben ist.</text:p>
          </table:table-cell>
        </table:table-row>
        <table:table-row>
          <table:table-cell table:style-name="Tabelle1.A2" office:value-type="string">
            <text:p text:style-name="P61">EndMessage</text:p>
          </table:table-cell>
          <table:table-cell table:style-name="Tabelle1.B2" office:value-type="string">
            <text:p text:style-name="P61">Erzwingt die Sichtbarkeit der Endnachricht.</text:p>
          </table:table-cell>
        </table:table-row>
        <table:table-row>
          <table:table-cell table:style-name="Tabelle1.A2" office:value-type="string">
            <text:p text:style-name="P61">Sender</text:p>
          </table:table-cell>
          <table:table-cell table:style-name="Tabelle1.B2" office:value-type="string">
            <text:p text:style-name="P61">ID des Auftraggeber<text:span text:style-name="T22">s</text:span></text:p>
          </table:table-cell>
        </table:table-row>
        <table:table-row>
          <table:table-cell table:style-name="Tabelle1.A2" office:value-type="string">
            <text:p text:style-name="P61">Receiver</text:p>
          </table:table-cell>
          <table:table-cell table:style-name="Tabelle1.B2" office:value-type="string">
            <text:p text:style-name="P61">ID des Auftragnehmer<text:span text:style-name="T22">s</text:span></text:p>
          </table:table-cell>
        </table:table-row>
        <table:table-row>
          <table:table-cell table:style-name="Tabelle1.A2" office:value-type="string">
            <text:p text:style-name="P61">Time</text:p>
          </table:table-cell>
          <table:table-cell table:style-name="Tabelle1.B2" office:value-type="string">
            <text:p text:style-name="P61">Zeit bis zum automatischen Fehlschlag/Erfolg</text:p>
          </table:table-cell>
        </table:table-row>
      </table:table>
      <text:p text:style-name="P71">Die Behavior eines Quests werden als Funktionsaufrufe nach den Eigenschaften des <text:span text:style-name="T36">Auftrages</text:span> angegeben. Dabei ist zu beachten, dass jeder sichtbare <text:span text:style-name="T36">Auftrag</text:span> nur ein Goal haben kann. Auslöser, oder auch Trigger, können mehrere vorhanden sein. Sie müssen alle wenigstens einmal ausgelöst haben, damit der <text:span text:style-name="T36">Auftrag</text:span> startet.</text:p>
      <text:h text:style-name="P83" text:outline-level="1"><text:bookmark-start text:name="__RefHeading___Toc1141_1056375343"/><text:soft-page-break/>Interaktive Objekte<text:bookmark-end text:name="__RefHeading___Toc1141_1056375343"/></text:h>
      <text:p text:style-name="P24">Mit den erweiterten interaktiven Objekten kannst Du neue Elemente in Deine Maps bringen. Helden können z.B. versteckte Schalter finden um geheime Gänge zu öffnen. Der große Vorteil ist, dass sich so ziemlich jedes Entity in ein interaktives Objekt umwandeln lässt. <text:span text:style-name="T38">Zum Beispiel könnte einem Schloss der richtige Schlüssel fehlen.</text:span></text:p>
      <text:p text:style-name="P48">CreateObject {<text:line-break/> <text:s text:c="3"/>Name <text:s text:c="16"/>= <text:span text:style-name="T19">"</text:span>trigger1<text:span text:style-name="T19">",<text:line-break/></text:span> <text:s text:c="3"/>Title <text:s text:c="15"/>= <text:span text:style-name="T19">"</text:span>Versteckter Schalter<text:span text:style-name="T19">",<text:line-break/></text:span> <text:s text:c="3"/>ConditionUnfulfilled = <text:span text:style-name="T19">"</text:span>Dir fehlt der benötigte Schlüssel!<text:span text:style-name="T19">",<text:line-break/></text:span> <text:s text:c="3"/>Condition <text:s text:c="11"/>= function(_Data)<text:line-break/> <text:s text:c="7"/>return HasFoundKey == true;<text:line-break/> <text:s text:c="3"/>end,<text:line-break/> <text:s text:c="3"/>Callback <text:s text:c="12"/>= function(_Data)<text:line-break/> <text:s text:c="3"/>end,<text:line-break/>};</text:p>
      <text:p text:style-name="P24">Diese Konfiguration ist ein Beispiel für ein versteckten Schalter, der aber erst aktiviert werden kann, wenn die Variable <text:span text:style-name="T33">HasFoundKey</text:span> gesetzt ist. Vorher bekommt der Spieler eine Meldung, dass er einen Schlüssel benötigt.</text:p>
      <text:p text:style-name="P25">Natürlich können interaktive Objekte auch mit Aktivierungskosten versehen werden.</text:p>
      <text:p text:style-name="P48">CreateObject {<text:line-break/> <text:s text:c="3"/>Name <text:s/>= <text:span text:style-name="T19">"fire1",<text:line-break/></text:span> <text:s text:c="3"/>Title = <text:span text:style-name="T19">"Signalfeuer",<text:line-break/></text:span> <text:s text:c="3"/><text:span text:style-name="T46">Costs</text:span> = <text:span text:style-name="T46">{Goods.G_Wood, 30, Goods.G_Honeycomb, 5},<text:line-break/></text:span>};</text:p>
      <text:p text:style-name="P26">Ein interaktives Objekt kann auch eine Belohnung beinhalten.</text:p>
      <text:p text:style-name="P48">CreateObject {<text:line-break/> <text:s text:c="3"/>Name <text:s text:c="2"/>= <text:span text:style-name="T19">"chest1",<text:line-break/></text:span> <text:s text:c="3"/>Title <text:s/>= <text:span text:style-name="T19">"Schatztruhe",<text:line-break/></text:span> <text:s text:c="3"/><text:span text:style-name="T46">Reward</text:span> = <text:span text:style-name="T46">{Goods.G_Gold, 3000},<text:line-break/></text:span>};</text:p>
      <text:p text:style-name="P26">Die verschiedenen Eigenschaften des Objektes können beliebig gesetzt oder weggelassen werden. Schreibt man sie nicht, werden Standardwerte benutzt. Für eine Liste aller möglichen Eigenschaf-ten, sieh Dir bitte die Dokumentation an.</text:p>
      <text:h text:style-name="P85" text:outline-level="1"/>
      <text:h text:style-name="P88" text:outline-level="1"><text:bookmark-start text:name="__RefHeading___Toc2529_2491491235"/>Nichtspieler-Charaktere<text:bookmark-end text:name="__RefHeading___Toc2529_2491491235"/></text:h>
      <text:h text:style-name="P72" text:outline-level="2"><text:bookmark-start text:name="__RefHeading___Toc1143_1056375343"/>Funktionen<text:bookmark-end text:name="__RefHeading___Toc1143_1056375343"/></text:h>
      <text:p text:style-name="P24">Nichtspieler-Charaktere (NPC) sind Siedler, die von einem Helden explizit angesprochen werden müssen, damit sie etwas auslösen. Du kannst sie Dir als lebende interaktive Objekte vorstellen. Ein NPC ist dadurch zu erkennen, dass er <text:span text:style-name="T45">auf der Spielwelt glitzert</text:span>.</text:p>
      <text:p text:style-name="P47">API.NpcCompose {<text:line-break/> <text:s text:c="3"/>Name <text:s text:c="4"/>= "<text:span text:style-name="T45">hakim</text:span>",<text:line-break/> <text:s text:c="3"/>Callback = function(_Npc, _Hero)<text:line-break/> <text:s text:c="6"/>-- Hier kann was passieren<text:line-break/> <text:s text:c="3"/>end,<text:line-break/>}</text:p>
      <text:p text:style-name="P22">Dies ist ein Beispiel für einen einfachen NPC.</text:p>
      <text:p text:style-name="P23">NPCs haben noch weitere Funktionalitäten. Du kannst einen Helden vorgeben, der den NPC ansprechen muss. <text:span text:style-name="T47">Diese Option ist allerdings nur sinnvoll, wenn der Spieler in Deiner Map mehr als <text:s/>einen Helden gleichzeitig steuert. Für die meisten Maps ist diese Angabe daher unnötig.</text:span></text:p>
      <text:p text:style-name="P47">API.NpcCompose {<text:line-break/> <text:s text:c="3"/>Name <text:s text:c="12"/>= "<text:span text:style-name="T45">hakim</text:span>",<text:line-break/> <text:s text:c="3"/><text:span text:style-name="T45">Hero <text:s text:c="12"/>= </text:span>"<text:span text:style-name="T45">marcus</text:span>"<text:span text:style-name="T45">,<text:line-break/></text:span> <text:s text:c="3"/>WrongHeroMessage <text:span text:style-name="T45">= </text:span>"<text:span text:style-name="T45">Ich spreche nicht mit dir!</text:span>",<text:line-break/> <text:s text:c="3"/>Callback <text:s text:c="8"/>= function(_Npc, _Hero)<text:line-break/> <text:s text:c="6"/>-- Hier kann was passieren<text:line-break/> <text:s text:c="3"/>end,<text:line-break/>}</text:p>
      <text:p text:style-name="P23">Wird der NPC nun mit einem Helden angesprochen, dessen Skriptname nicht <text:span text:style-name="T25">marcus</text:span> ist, <text:span text:style-name="T46">wird das Callback nicht ausgelöst und der Text von </text:span><text:span text:style-name="T29">WrongHeroMessage</text:span><text:span text:style-name="T46"> als Nachricht am linken Rand auf dem Bildschirm ausgegeben.</text:span></text:p>
      <text:h text:style-name="P72" text:outline-level="2"><text:bookmark-start text:name="__RefHeading___Toc1145_1056375343"/>Behavior<text:bookmark-end text:name="__RefHeading___Toc1145_1056375343"/></text:h>
      <text:p text:style-name="P22">Du kannst Deine NPCs auch an Quests anbinden, anstelle sie entkoppelt zu verwenden, indem Du die entsprechenden Behavior verwendest.</text:p>
      <text:p text:style-name="P49">Goal_NPC<text:span text:style-name="T45">(</text:span>"<text:span text:style-name="T45">hakim</text:span>", "<text:span text:style-name="T45">hero</text:span>"<text:span text:style-name="T45">)</text:span></text:p>
      <text:p text:style-name="P23">Als erstes wird der Name des NPC angegeben. Als zweites kann optional der Name des Helden folgen, der den NPC ansprechen muss. Je nach dem, ob ein Held vorgegeben ist oder nicht, wird sich das Auftragsfenster anpassen.</text:p>
      <text:h text:style-name="P84" text:outline-level="1"/>
      <text:h text:style-name="P86" text:outline-level="1"><text:bookmark-start text:name="__RefHeading___Toc1147_1056375343"/>Mission-Briefings und Cutscenes<text:bookmark-end text:name="__RefHeading___Toc1147_1056375343"/></text:h>
      <text:p text:style-name="P10"><text:span text:style-name="T36">DIE SIEDLER - </text:span>Aufstieg eines Königreichs bietet nicht von Haus aus an, Missions-Briefings oder Kameraflüge zu erstellen. <text:span text:style-name="T36">Das hat uns der Vorgänger unseres Spiel voraus! </text:span>Allerdings bietet die Engine<text:note text:id="ftn4" text:note-class="footnote"><text:note-citation>4</text:note-citation><text:note-body><text:p text:style-name="P58"><text:span text:style-name="T5">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36">der für die Thronsaalszenen in der Kampagne genutzt wird.</text:span> <text:span text:style-name="T15">Das so genannte Briefing System kann diesen Kameramodus zweckentfremden und es ermöglichen, Missions-Briefings zu erzeugen. Dabei unterteilt es in zwei verschiedene Arten von Briefings. Das Missions- oder Dialog-Briefing für Beschreibungen und der Kameraflug oder Cutscene für szenerische Darstellung.</text:span></text:p>
      <text:p text:style-name="P12">Neu ist jetzt, das Briefings (bzw. Cutscenes) an einen <text:span text:style-name="T36">Auftrag</text:span> „<text:span text:style-name="T36">angehangen“ werden können. Dies passiert mit den</text:span> Behavior <text:span text:style-name="T6">Reward_Briefing</text:span> und <text:span text:style-name="T6">Reprisal_Briefing</text:span>. Über den Auslöser <text:span text:style-name="T6">Trigger_Briefing</text:span> kann anschließend ein <text:span text:style-name="T1">anderer</text:span> <text:span text:style-name="T36">Auftrag</text:span> gestartet werden, <text:span text:style-name="T1">sobald</text:span> das Briefing <text:span text:style-name="T36">oder der Kameraflug</text:span> <text:span text:style-name="T1">vollständig</text:span> durchgelaufen ist. <text:span text:style-name="T42">Damit dies funktioniert, muss der Quest angegeben werden, an den das Briefing gehangen wurde.</text:span></text:p>
      <text:p text:style-name="P17">Auf diese Weise musst Du nicht mehr selbst überwachen, wenn ein Briefing beendet ist. Das System nimmt Dir diese Arbeit ab. <text:span text:style-name="T42">Ein Grund weniger für Kopfschmerzen!</text:span> Des weiteren können verschiedene Effekte für Briefings und Kameraflüge ein- und ausgeschaltet werden. Dazu zählen Anzeigen des Himmels, verstecken der Grenzen von Territorien, <text:span text:style-name="T42">Typ der verwendeten Cinematic Decoration und vieles mehr</text:span>.</text:p>
      <text:h text:style-name="P73" text:outline-level="2"><text:bookmark-start text:name="__RefHeading___Toc386_1840017082"/>Grundlagen für Dialoge und Missionsbeschreibungen<text:bookmark-end text:name="__RefHeading___Toc386_1840017082"/></text:h>
      <text:p text:style-name="P12">Damit das BriefingSystem ordnungsgemäß arbeiten kann, muss ein Grundschema eingehalten werden. <text:span text:style-name="T42">Es ähnelt dem altbekannten Schema, wurde aber um einige neue Inhalte ergänzt. Das </text:span>werde ich nun <text:span text:style-name="T16">grundlegend beleuchten</text:span>.</text:p>
      <text:p text:style-name="Code">local briefing = {<text:line-break/> <text:s text:c="3"/>barStyle = "<text:span text:style-name="T15">big</text:span>",<text:line-break/> <text:s text:c="3"/>disableGlobalInvulnerability = false,<text:line-break/> <text:s text:c="3"/>restoreCamera = <text:span text:style-name="T16">true</text:span>,<text:line-break/> <text:s text:c="3"/><text:span text:style-name="T23">restoreGameSpeed = false,<text:line-break/></text:span> <text:s text:c="3"/>skip<text:span text:style-name="T16">PerPage</text:span> = true,<text:line-break/> <text:s text:c="3"/>hideFoW = true,<text:line-break/> <text:s text:c="3"/>showSky = true,<text:line-break/> <text:s text:c="3"/>hideBorderPins = true<text:line-break/><text:span text:style-name="T15">}</text:span>;<text:line-break/>local AP, ASP, <text:span text:style-name="T17">ASMC</text:span> = AddPages(briefing)</text:p>
      <text:p text:style-name="P12">Dies ist der Kopf des Briefings. Hier werden die Eigenschaften des Briefings notiert, ähnlich wie bei den <text:span text:style-name="T36">Aufträgen</text:span>. <text:span text:style-name="T16">Dies ist die empfohlene Grundkonfiguration für ein Missions-Briefing, die Du getrost ohne zu Fragen übernehmen kannst. Wir wollen nicht viel von der Spielwelt zeigen, daher werden die breiten Balken verwendet. Der Nutzer soll lesen, daher muss jede Seite einzeln übersprungen werden. Zum Schluss werden noch ein paar Schönheitseinstellungen gemacht und die </text:span><text:soft-page-break/><text:span text:style-name="T16">Kameraposition vor dem Briefing gespeichert. Wer will, kann auch die Spielgeschwindigkeit am Ende des Briefings wiederherstellen lassen. Dies wird notwendig, wenn Du nicht willst, dass Briefings höhere Spielgeschwindigkeiten herabsetzen.</text:span></text:p>
      <text:p text:style-name="P13">Anschließend folgen die Deklarationen der Seiten. Für ein Dialog-Briefing empfehle ich diese Kurzschreibweise: Entity, Name des Sprechers, gesprochener Text, Dialogsicht an/aus, <text:span text:style-name="T24">Action</text:span>. <text:span text:style-name="T36">Dies sind die Paramater für einen Aufruf von </text:span><text:span text:style-name="T28">ASP</text:span><text:span text:style-name="T36">.</text:span> Natürlich steht es <text:span text:style-name="T21">D</text:span>ir frei auch die alte Schreibweise mit <text:span text:style-name="T6">AP</text:span> zu verwenden und <text:span text:style-name="T24">dies nach belieben <text:s/>f</text:span>rei zu mischen.</text:p>
      <text:p text:style-name="Code">ASP("alandra", "Alandra", "Hallo Marcus, schön Dich zu sehen.", true);<text:line-break/>ASP("marcus", "Marcus", "Danke! <text:span text:style-name="T16">Dann frisch ans Werk!</text:span>", true);<text:line-break/>ASP("alandra", "Alandra", "<text:span text:style-name="T16">L</text:span>ass<text:span text:style-name="T16">t</text:span> uns keine Zeit verlieren.", true);</text:p>
      <text:p text:style-name="P14">Schlussendlich fehlt noch der Fuß.</text:p>
      <text:p text:style-name="Code">briefing.finished = function()<text:line-break/>end<text:line-break/>return Start<text:span text:style-name="T17">Briefing</text:span>(briefing);</text:p>
      <text:p text:style-name="P15">Im Fuß wird eine Funktion <text:span text:style-name="T42">vereinbart</text:span>, die am Ende des Briefings ausgeführt wird. In dieser Funktion können beliebige Dinge geschehen, sie kann aber auch weggelassen werden. Wichtiger ist die letzte Zeile der Funktion. <text:span text:style-name="T6">StartBriefing</text:span> führt das Briefing aus und gibt die ID zurück. Diese ID wird für die Anbindung an das Questsystem benötigt. <text:span text:style-name="T42">Du darfst auf keinen Fall das </text:span><text:span text:style-name="T11">return</text:span><text:span text:style-name="T42"> vergessen, sonst funktioniert es nicht!</text:span></text:p>
      <text:h text:style-name="P81" text:outline-level="3"><text:bookmark-start text:name="__RefHeading___Toc758_4145523790"/>Weggablungen in Dialogen<text:bookmark-end text:name="__RefHeading___Toc758_4145523790"/></text:h>
      <text:p text:style-name="P18"><text:span text:style-name="T42">Weggabelungen in Dialogen sind unter der Bezeichnung </text:span>Multiple Choice <text:span text:style-name="T42">bekannt. Man </text:span>versteht <text:span text:style-name="T42">darunter </text:span>einen Auswahldialog mit mehreren Optionen, aus denen der Spieler eine wählen muss, <text:span text:style-name="T42">damit er fortfahren kann</text:span>. Um die einzelnen Zweige eines solchen Briefings zu trennen, werden Leerseiten und Sprünge verwendet.</text:p>
      <text:p text:style-name="P18">Eine Leerseite ist ein Aufruf von <text:span text:style-name="T25">AP</text:span> ohne Argumente. Dies signalisiert, dass das Briefing zu Ende ist. Andernfalls würde einfach die nächste Seite angezeigt.</text:p>
      <text:p text:style-name="Code">AP();</text:p>
      <text:p text:style-name="P18">Ein Sprung <text:span text:style-name="T43">bietet die Möglichkeit </text:span>zu einer anderen Seite zu wechseln, <text:span text:style-name="T43">ohne das ein weiterer Auswahldialog benötigt wird</text:span>. <text:span text:style-name="T43">Als Argument wird die Nummer der Zielseite angegeben.</text:span></text:p>
      <text:p text:style-name="Code">AP(11);</text:p>
      <text:p text:style-name="P18">Der Auswahldialog ist der wichtigste Teil. Hier wählt der Spieler die Optionen aus. <text:span text:style-name="T30">ASMC</text:span><text:span text:style-name="T47"> ähnelt dabei </text:span><text:span text:style-name="T30">APS</text:span><text:span text:style-name="T47">, nur das an die Stelle des Callbacks die Optionen getreten sind.</text:span></text:p>
      <text:p text:style-name="Code">local CP = ASMC("hero", "", "Wie entscheidest Du Dich?", true,<text:line-break/> <text:s text:c="3"/>"<text:span text:style-name="T37">Gut, ich werde es tun!</text:span>", 5,<text:line-break/> <text:s text:c="3"/>"<text:span text:style-name="T37">Niemals, vergesst es!</text:span>", 10<text:line-break/>);</text:p>
      <text:p text:style-name="P19"><text:soft-page-break/>In diesem Beispiel wird zur Seite 5 gesprungen, wenn der Spieler die erste Antwort auswählt, und zur Seite 10, wenn der Spieler die zweite Antwort auswählt. Die Anzahl an Optionen ist unbegrenzt, übertreibe es aber nicht! <text:span text:style-name="T43">Versuche nicht mehr als 8 Möglichkeiten pro Seite anzuzeigen.</text:span></text:p>
      <text:p text:style-name="P19">Anschließend an das Briefing möchtest Du vielleicht wissen, welche Antwort gewählt wurde. Dies geschrieht mit der Funktion <text:span text:style-name="T25">MCGetSelectedAnswer</text:span>. Ihr wird als Argument die erzeugte Seite übergeben, die von <text:span text:style-name="T25">ASMC</text:span> zurückgegeben wurde. Du erhälst die Nummer der gewählten Antwort. <text:span text:style-name="T43">Die Nummer entspricht von oben betrachtet der Position der Antwort</text:span>.</text:p>
      <text:p text:style-name="P79">if <text:s/>MCGetSelectedAnswer(CP) == 1 then<text:line-break/> <text:s text:c="3"/>-- Mach was!<text:line-break/><text:span text:style-name="T61">else<text:line-break/> <text:s text:c="2"/>-- Mach was anderes!<text:line-break/></text:span>end</text:p>
      <text:p text:style-name="P20">Auf diese Weise kannst Du, basierend auf der gewählten Antwort, auf die Entscheidung des Spielers reagieren. Wozu Du dies nutzt, bleibt deiner Fantasie überlassen.</text:p>
      <text:h text:style-name="P73" text:outline-level="2"><text:bookmark-start text:name="__RefHeading___Toc388_1840017082"/>Grundlagen für Kameraflüge<text:bookmark-end text:name="__RefHeading___Toc388_1840017082"/></text:h>
      <text:p text:style-name="P15">Unter einer Cutscene versteht man einen effektvollen Kameraflug. Cutscenes sind <text:span text:style-name="T1">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44">local <text:span text:style-name="T17">cutscene</text:span> = {<text:line-break/> <text:s text:c="3"/>barStyle = "<text:span text:style-name="T17">small</text:span>",<text:line-break/> <text:s text:c="3"/>disableGlobalInvulnerability = false,<text:line-break/> <text:s text:c="3"/>restoreCamera = <text:span text:style-name="T17">false</text:span>,<text:line-break/> <text:s text:c="3"/><text:span text:style-name="T23">restoreGameSpeed = false,<text:line-break/></text:span> <text:s text:c="3"/>skip<text:span text:style-name="T17">All</text:span> = true,<text:line-break/> <text:s text:c="3"/>hideFoW = true,<text:line-break/> <text:s text:c="3"/>showSky = true,<text:line-break/> <text:s text:c="3"/>hideBorderPins = true<text:line-break/><text:span text:style-name="T15">}</text:span>;</text:p>
      <text:p text:style-name="P43">local <text:span text:style-name="T18">AF</text:span> = Add<text:span text:style-name="T24">Flights</text:span>(cutscene)</text:p>
      <text:p text:style-name="P42">Dies ist der Kopf einer Cutscene mit den empfohlenen Einstellungen. <text:span text:style-name="T44">Für den Anfang wäre es weise diese zu übernehmen. Später spricht nichts dagegen mit den möglichen Einstellungen herum zu experimentieren.Da wir etwas von der Welt sehen wollen, verwenden wir die schmale Dekoration. Der Nutzer soll die Landschafft genießen, daher werden die Seiten automatisch übergehen. Zum Schluss werden noch ein paar Schönheitseinstellungen gemacht. Wer will, kann auch die Spielgeschwindigkeit am Ende des Briefings wiederherstellen lassen. Dies wird notwendig, wenn Du nicht willst, dass Briefings höhere Spielgeschwindigkeiten herabsetzen.</text:span></text:p>
      <text:p text:style-name="P15">Eine Cutscene verwendet ausschließlich die Funktion <text:span text:style-name="T6">A</text:span><text:span text:style-name="T10">F</text:span>. <text:span text:style-name="T43">Natürlich kann auch </text:span><text:span text:style-name="T12">AP</text:span><text:span text:style-name="T43"> Cutscenes nutzen, allerdings bietet </text:span><text:span text:style-name="T12">AF</text:span><text:span text:style-name="T43"> eine übersichtlichere Notation. Du musst Dir keine Gedanken darüber machen, wie viele Seiten Dein Kameraflug hat. Außerdem willst Du keine permanenten Änderungen vornehmen, wie z.B. Gebiete aufdecken und Markierungen anbringen.</text:span></text:p>
      <text:p text:style-name="P27"><text:soft-page-break/>Aus diesem Grund müssen die einzelnen Seiten nicht zugreifbar sein. <text:span text:style-name="T54">AF</text:span> <text:span text:style-name="T44">kann aus einer Liste von Positionen eine Bewegung erzeugen, die alle Positionen nacheinander abfährt.</text:span></text:p>
      <text:p text:style-name="P27"><text:span text:style-name="T44">Ein Flight besteht immer aus mindestens zwei Punkten: Einem Startpunkt und einer Position, zu der sich bewegt werden soll. Jeder einzelne Punkt kann einen eigenen Text anzeigen. Die Dauer der Anzeige wird mit </text:span><text:span text:style-name="T26">Duration</text:span><text:span text:style-name="T24"> eingestellt. Alle Stationen eines Fluges, außer dem Startpunkt, teilen sich die Gesamtdauer der Bewegung gerecht untereinander auf.</text:span></text:p>
      <text:p text:style-name="P30">Hat ein Flight z.B. 5 Punkte (Startpunkt und 4 Stationen) und eine Anzeigedauer von 12 Sekunden, wird erst zum Starpunkt gesprungen und danach jede der 4 Stationen angeflogen. Die Bewegung von einem Punkt zum anderen wird durch 4 geteilt. Also dauert die Anfahrt zum nächsten Punkt immer 3 Sekunden (12 <text:s/>Sekunden Anzeigedauer / 4 Positionen = 3 Sekunden Flugzeit).</text:p>
      <text:p text:style-name="Code">AF {<text:line-break/> <text:s text:c="3"/>{<text:line-break/> <text:s text:c="7"/>Position = {X= 12300, Y= 23000, Z= 3400},<text:line-break/> <text:s text:c="7"/>LookAt <text:s text:c="2"/>= {X= 22000, Y= 34050, Z= 200},<text:line-break/> <text:s text:c="7"/>Text <text:s text:c="4"/>= "Das ist ein Text....",<text:line-break/> <text:s text:c="3"/>},<text:line-break/> <text:s text:c="3"/>{<text:line-break/> <text:s text:c="7"/>Position = {X= 12300, Y= 23000, Z= 3400},<text:line-break/> <text:s text:c="7"/>LookAt <text:s text:c="2"/>= {X= 22500, Y= 31050, Z= 350},<text:line-break/> <text:s text:c="7"/>Text <text:s text:c="4"/>= "Das ist ein Text....",<text:line-break/> <text:s text:c="3"/>},<text:line-break/> <text:s text:c="3"/>FadeOut <text:s/>= 0.5,<text:line-break/> <text:s text:c="3"/>FadeIn <text:s text:c="2"/>= 0.5,<text:line-break/> <text:s text:c="3"/>Duration = 24,<text:line-break/>};</text:p>
      <text:p text:style-name="P28">Abgeschlossen wird die Cutscene abermals mit ihrem Fuß. Er besteht, wie gewohnt, aus einer Finished-Funktion und dem Startbefehl.</text:p>
      <text:p text:style-name="P46"><text:span text:style-name="T20">cutscene</text:span>.finished = function()<text:line-break/>end<text:line-break/>return Start<text:span text:style-name="T20">Cutscene</text:span>(<text:span text:style-name="T20">cutscene</text:span>);</text:p>
      <text:p text:style-name="P3"><text:span text:style-name="T17">Im Fuß wird eine optionale Funktion deklariert, die am Ende der Cutscene ausgeführt wird. Wichtiger ist die letzte Zeile der Funktion. </text:span><text:span text:style-name="T9">Start</text:span><text:span text:style-name="T8">Cutscene</text:span><text:span text:style-name="T17"> führt die Cutscene aus und gibt wieder die ID zurück. Diese ID wird für die Anbindung an das Questsystem benötigt.</text:span></text:p>
      <text:h text:style-name="P82" text:outline-level="3"><text:bookmark-start text:name="__RefHeading___Toc392_1840017082"/>Relative Positionsangaben<text:bookmark-end text:name="__RefHeading___Toc392_1840017082"/></text:h>
      <text:p text:style-name="P29"><text:span text:style-name="T44">Mit Koordinaten im dreidimensionalen Raum zu arbeiten kann auf Anfänger abschreckend wirken. Daher gibt es n</text:span>eben der Angabe von XYZ-Koordinaten auch <text:span text:style-name="T44">die Möglichkeit, </text:span>Entities <text:span text:style-name="T44">zu ver-wenden</text:span>. <text:span text:style-name="T48">Man kann entwede die direkte Position eines Entity verwenden, oder die relative Position in einem bestimmten Abstand und Winkel.</text:span></text:p>
      <text:p text:style-name="P45">-- <text:span text:style-name="T20">{Entity, Kamerahöhe, Distanz, Winkel}<text:line-break/></text:span>LookAt <text:s text:c="5"/>= {<text:span text:style-name="T19">"Blickpunkt1", 200</text:span>},<text:line-break/><text:span text:style-name="T51">Position <text:s text:c="3"/>= {"Kameraposition1", 450, 3000, 25},</text:span></text:p>
      <text:p text:style-name="P31"><text:soft-page-break/>In diesem Beispiel ist die Blickrichtung absolut und die Position der Kamera relativ. Natürlich geht das auch andersrum. Mit diesen speziellen Einstellungen sind interessante Kameraeffekte möglich. Scheue Dich nicht, es zu probieren!</text:p>
      <text:h text:style-name="Heading_20_1" text:outline-level="1"><text:bookmark-start text:name="__RefHeading___Toc2078_460903398"/>Das Burglager<text:bookmark-end text:name="__RefHeading___Toc2078_460903398"/></text:h>
      <text:p text:style-name="P11"><text:span text:style-name="T52">In DIE SIEDLER - </text:span>Aufstieg eines Königreichs <text:span text:style-name="T52">ist es nicht vorgesehen endlos viele Rohstoffe und Waren zu hamstern, wie in den Vorgängern der Reihe. Über die Jahre gab es viele Anläufe ein zusätzliches Lager bereitzustellen. Dies wurde geläufig als „Burglager“ bezeichnet. Ein Problem teilten jedoch alle diese Burglager: Sie konnten sich nicht richtig ins Spiel eingliedern. Tribute an andere Spieler oder Aktivierungskosten von interaktiven Objekten konnten nicht direkt aus diesen Lagern beglichen werden.</text:span></text:p>
      <text:p text:style-name="P32">Oftmals mussten zusätzliche Grafiken mit der Map ausgeliefert werden und die Steuerung der Lager ließ viel zu wünschen übrig. Glücklicher Weise gehören diese Zeiten nun der Vergangenheit an! Symfonia bringt ein eigenes Burglager mit, das alles bisher dagewesene um Längen ins Abseits drängt und in Vergessenheit geraten lassen wird.</text:p>
      <text:h text:style-name="Heading_20_2" text:outline-level="2"><text:bookmark-start text:name="__RefHeading___Toc2080_460903398"/><text:span text:style-name="T53">Die </text:span>Nutzung<text:bookmark-end text:name="__RefHeading___Toc2080_460903398"/></text:h>
      <text:p text:style-name="P33">Das Burglager wird für den angegebenen Spieler initialisiert und kann sofort danach verwendet werden. Diese Funktion muss immer zuerst aufgerufen werden, bevor irgend etwas mit dem Burgtlager gemacht wird.</text:p>
      <text:p text:style-name="P51">API.CastleStoreCreate(<text:span text:style-name="T52">1</text:span>);</text:p>
      <text:p text:style-name="P33">Ein Burglager kann natürlich jeder Zeit wieder entfernt werden. Alle Waren im Burglager sind dann jedoch unwiederbringlich verloren.</text:p>
      <text:p text:style-name="P51">API.CastleStoreDestroy(<text:span text:style-name="T52">1</text:span>);</text:p>
      <text:p text:style-name="P34">Dem Burglager können auch direkt Waren hinzugefügt oder daraus entfernt werden.</text:p>
      <text:p text:style-name="P51">API.CastleStoreAddGood(<text:span text:style-name="T52">1</text:span>, Good<text:span text:style-name="T52">s.G_Wool</text:span>, <text:span text:style-name="T52">25</text:span>);<text:line-break/>API.CastleStore<text:span text:style-name="T53">Remove</text:span>Good(<text:span text:style-name="T52">1</text:span>, Good<text:span text:style-name="T52">s.G_Wool</text:span>, <text:span text:style-name="T52">25</text:span>);</text:p>
      <text:p text:style-name="P34">Die Menge an Waren im Burglager können abgefragt werden.</text:p>
      <text:p text:style-name="Code"><text:span text:style-name="T53">Local WoolAmount <text:s/>= </text:span>API.CastleStoreGetGoodAmount(<text:span text:style-name="T53">1</text:span>, <text:span text:style-name="T53">Goods.G_Wool</text:span>);<text:line-break/><text:span text:style-name="T53">local TotalAmount = </text:span>API.CastleStoreGetTotalAmount(<text:span text:style-name="T53">1</text:span>);</text:p>
      <text:p text:style-name="P34">Der voreingestellte Basiswert zur Berechnung des Lagerlimits kann geändert werden.</text:p>
      <text:p text:style-name="Code">API.CastleStoreSetBaseCapacity(<text:span text:style-name="T53">1</text:span>, <text:span text:style-name="T53">150</text:span>);</text:p>
      <text:h text:style-name="P74" text:outline-level="2"/>
      <text:h text:style-name="P75" text:outline-level="2"><text:bookmark-start text:name="__RefHeading___Toc2082_460903398"/>Die Vorteile<text:bookmark-end text:name="__RefHeading___Toc2082_460903398"/></text:h>
      <text:p text:style-name="P36">Man kann viel über die Vor- und Nachteile philosophieren. <text:span text:style-name="T59">Deshalb habe ich einen direkten Vergleich gezogen, den du nachstehender Tabelle entnehmen kannst.</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63">Feature</text:p>
          </table:table-cell>
          <table:table-cell table:style-name="Tabelle2.A1" office:value-type="string">
            <text:p text:style-name="P63">Symfonia Lager</text:p>
          </table:table-cell>
          <table:table-cell table:style-name="Tabelle2.C1" office:value-type="string">
            <text:p text:style-name="P63">Sonstige Lager</text:p>
          </table:table-cell>
        </table:table-row>
        <table:table-row>
          <table:table-cell table:style-name="Tabelle2.A2" office:value-type="string">
            <text:p text:style-name="P65">Einlagerung von Waren aus dem Lagerhaus</text:p>
          </table:table-cell>
          <table:table-cell table:style-name="Tabelle2.A2" office:value-type="string">
            <text:p text:style-name="P66"><text:span text:style-name="T55">✔</text:span> </text:p>
          </table:table-cell>
          <table:table-cell table:style-name="Tabelle2.C2" office:value-type="string">
            <text:p text:style-name="P66"><text:span text:style-name="T55">✔</text:span> </text:p>
          </table:table-cell>
        </table:table-row>
        <table:table-row>
          <table:table-cell table:style-name="Tabelle2.A2" office:value-type="string">
            <text:p text:style-name="P65">Automatische Verwaltung, sobald Platz verfügbar ist</text:p>
          </table:table-cell>
          <table:table-cell table:style-name="Tabelle2.A2" office:value-type="string">
            <text:p text:style-name="P68">✔</text:p>
          </table:table-cell>
          <table:table-cell table:style-name="Tabelle2.C2" office:value-type="string">
            <text:p text:style-name="P68">✔</text:p>
          </table:table-cell>
        </table:table-row>
        <table:table-row>
          <table:table-cell table:style-name="Tabelle2.A2" office:value-type="string">
            <text:p text:style-name="P65">Möglichkeit Waren im Lager zu reservieren</text:p>
          </table:table-cell>
          <table:table-cell table:style-name="Tabelle2.A2" office:value-type="string">
            <text:p text:style-name="P68">✔</text:p>
          </table:table-cell>
          <table:table-cell table:style-name="Tabelle2.C2" office:value-type="string">
            <text:p text:style-name="P67"><text:span text:style-name="T58">(</text:span><text:span text:style-name="T56">✔)</text:span></text:p>
          </table:table-cell>
        </table:table-row>
        <table:table-row>
          <table:table-cell table:style-name="Tabelle2.A2" office:value-type="string">
            <text:p text:style-name="P65">Möglichkeit Waren nicht zur Lagerung zuzulassen</text:p>
          </table:table-cell>
          <table:table-cell table:style-name="Tabelle2.A2" office:value-type="string">
            <text:p text:style-name="P68">✔</text:p>
          </table:table-cell>
          <table:table-cell table:style-name="Tabelle2.C2" office:value-type="string">
            <text:p text:style-name="P67"><text:span text:style-name="T58">(</text:span><text:span text:style-name="T56">✔)</text:span></text:p>
          </table:table-cell>
        </table:table-row>
        <table:table-row>
          <table:table-cell table:style-name="Tabelle2.A2" office:value-type="string">
            <text:p text:style-name="P65">Lagerzustand eines Warentyps einzeln bestimmen</text:p>
          </table:table-cell>
          <table:table-cell table:style-name="Tabelle2.A2" office:value-type="string">
            <text:p text:style-name="P68">✔</text:p>
          </table:table-cell>
          <table:table-cell table:style-name="Tabelle2.C2" office:value-type="string">
            <text:p text:style-name="P69">✘</text:p>
          </table:table-cell>
        </table:table-row>
        <table:table-row>
          <table:table-cell table:style-name="Tabelle2.A2" office:value-type="string">
            <text:p text:style-name="P70">Keine externen Texturen benötigt</text:p>
          </table:table-cell>
          <table:table-cell table:style-name="Tabelle2.A2" office:value-type="string">
            <text:p text:style-name="P68">✔</text:p>
          </table:table-cell>
          <table:table-cell table:style-name="Tabelle2.C2" office:value-type="string">
            <text:p text:style-name="P69">✘</text:p>
          </table:table-cell>
        </table:table-row>
        <table:table-row>
          <table:table-cell table:style-name="Tabelle2.A2" office:value-type="string">
            <text:p text:style-name="P65">Tribute können aus dem Burglager beglichen werden</text:p>
          </table:table-cell>
          <table:table-cell table:style-name="Tabelle2.A2" office:value-type="string">
            <text:p text:style-name="P68">✔</text:p>
          </table:table-cell>
          <table:table-cell table:style-name="Tabelle2.C2" office:value-type="string">
            <text:p text:style-name="P69">✘</text:p>
          </table:table-cell>
        </table:table-row>
        <table:table-row>
          <table:table-cell table:style-name="Tabelle2.A2" office:value-type="string">
            <text:p text:style-name="P65">Interaktive Objekte mit Waren aus der Burg aktivieren</text:p>
          </table:table-cell>
          <table:table-cell table:style-name="Tabelle2.A2" office:value-type="string">
            <text:p text:style-name="P68">✔</text:p>
          </table:table-cell>
          <table:table-cell table:style-name="Tabelle2.C2" office:value-type="string">
            <text:p text:style-name="P69">✘</text:p>
          </table:table-cell>
        </table:table-row>
        <table:table-row>
          <table:table-cell table:style-name="Tabelle2.A2" office:value-type="string">
            <text:p text:style-name="P65">Gemischte Kostenbegleichung (Lagerhaus und Burg)</text:p>
          </table:table-cell>
          <table:table-cell table:style-name="Tabelle2.A2" office:value-type="string">
            <text:p text:style-name="P68">✔</text:p>
          </table:table-cell>
          <table:table-cell table:style-name="Tabelle2.C2" office:value-type="string">
            <text:p text:style-name="P66"><text:span text:style-name="T57">✘</text:span> </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svg:font-family="'Courier 10'"/>
    <style:font-face style:name="Courier 10 Pitch" svg:font-family="'Courier 10 Pitch'"/>
    <style:font-face style:name="Courier Pitch 10" svg:font-family="'Courier Pitch 10'"/>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d5e0ee" draw:fill-image-width="0cm" draw:fill-image-height="0cm"/>
      <style:paragraph-properties fo:margin-top="0cm" fo:margin-bottom="0.3cm" loext:contextual-spacing="false" fo:background-color="#d5e0ee" fo:padding="0.101cm" fo:border="0.06pt dotted #000000" style:shadow="none" style:writing-mode="page"/>
      <style:text-properties style:font-name="Liberation Mono1" fo:font-family="'Liberation Mono'" style:font-style-name="Standard" style:font-family-generic="modern" style:font-pitch="fixed" fo:font-size="10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Advanced User Guide<text:tab/><text:tab/><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2-24T14:43:17.747000000</dc:date>
    <meta:editing-duration>PT3H59M2S</meta:editing-duration>
    <meta:editing-cycles>76</meta:editing-cycles>
    <meta:generator>LibreOffice/5.4.5.1$Windows_X86_64 LibreOffice_project/79c9829dd5d8054ec39a82dc51cd9eff340dbee8</meta:generator>
    <meta:document-statistic meta:table-count="2" meta:image-count="0" meta:object-count="0" meta:page-count="12" meta:paragraph-count="189" meta:word-count="3033" meta:character-count="22046" meta:non-whitespace-character-count="18716"/>
  </office:meta>
</office:document-meta>
</file>